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.2016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4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6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7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8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9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text-properties fo:font-size="12pt" style:font-size-asian="12pt" style:font-size-complex="12pt"/>
    </style:style>
    <style:style style:name="P16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 style:list-style-name="L6">
      <style:text-properties fo:font-size="16pt" style:font-size-asian="16pt" style:font-size-complex="16pt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20" style:family="paragraph" style:parent-style-name="Standard">
      <style:paragraph-properties fo:background-color="#ffffff">
        <style:background-image/>
      </style:paragraph-properties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10" style:family="text">
      <style:text-properties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Calibri"/>
    </style:style>
    <style:style style:name="T12" style:family="text">
      <style:text-properties style:font-name="Cambria"/>
    </style:style>
    <style:style style:name="T13" style:family="text">
      <style:text-properties style:font-name="Cambria" style:text-overline-style="solid" style:text-overline-width="auto" style:text-overline-color="font-color"/>
    </style:style>
    <style:style style:name="T14" style:family="text">
      <style:text-properties style:text-line-through-style="solid" style:font-name="Cambria" style:text-overline-style="solid" style:text-overline-width="auto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><text:s text:c="24"/>CHARTING THE COURSE OF INNOVATION:</text:p>
      <text:p text:style-name="P1"><text:s text:c="43"/>A STARTUP ANALYSIS</text:p>
      <text:p text:style-name="P1"><text:s text:c="2"/>____________________________________________________________</text:p>
      <text:p text:style-name="P1"><text:s text:c="44"/></text:p>
      <text:p text:style-name="P1"><text:s text:c="42"/><text:span text:style-name="T3">PROJECT MANUAL</text:span></text:p>
      <text:p text:style-name="P3"><text:s text:c="6"/>1.INTRODUCTIONS</text:p>
      <text:p text:style-name="P3"><text:s text:c="28"/></text:p>
      <text:p text:style-name="P3"><text:s text:c="27"/>1.1 Overview</text:p>
      <text:p text:style-name="P1"><text:s text:c="25"/><text:span text:style-name="T1">The </text:span><text:span text:style-name="T2">“</text:span><text:span text:style-name="T1"> charting <text:s/>the course of innovation; Today the demands of a maturing user </text:span></text:p>
      <text:p text:style-name="P5"><text:s text:c="34"/>base have stretched EDW architectures beyond their limits and have forced a</text:p>
      <text:p text:style-name="P5"><text:s text:c="34"/>paradigm shift away from the central EDW as the primary data structure to an</text:p>
      <text:p text:style-name="P5"><text:s text:c="34"/>environment that is driven by the practical approach of matching data and</text:p>
      <text:p text:style-name="P5"><text:s text:c="34"/>workloads to the best possible platforms to meet the analytic needs of the users or</text:p>
      <text:p text:style-name="P5"><text:s text:c="34"/>data consuming applications.</text:p>
      <text:p text:style-name="P5"/>
      <text:list xml:id="list8083432192190336197" text:style-name="L1">
        <text:list-item>
          <text:list>
            <text:list-header>
              <text:p text:style-name="P8"><text:s text:c="9"/>1.2 Purpose</text:p>
              <text:p text:style-name="P8"/>
            </text:list-header>
          </text:list>
        </text:list-item>
      </text:list>
      <text:list xml:id="list297827940045920963" text:style-name="L2">
        <text:list-item>
          <text:list>
            <text:list-header>
              <text:p text:style-name="P15"><text:s text:c="15"/>Conducting a thorough analysis of these areas can help you identify potential</text:p>
            </text:list-header>
          </text:list>
        </text:list-item>
      </text:list>
      <text:p text:style-name="P5"><text:s text:c="34"/>challenges and opportunities, and develop strategies to address them. It is also </text:p>
      <text:p text:style-name="P5"><text:s text:c="34"/>important to regularly review and the entrepreneur would have to talk service</text:p>
      <text:p text:style-name="P5"><text:s text:c="34"/>providers,carriers, and prospective participants. There are a lot of pieces that need</text:p>
      <text:p text:style-name="P5"><text:s text:c="34"/>to be put into place for a venture to function. People tend to underestimate what</text:p>
      <text:p text:style-name="P5"><text:s text:c="34"/>those pieces are small nimble <text:s/>companies can outmaneuver bigger ones,but they</text:p>
      <text:p text:style-name="P5"><text:s text:c="34"/>can't outlast them. </text:p>
      <text:p text:style-name="P5"/>
      <text:p text:style-name="P2"><text:s text:c="6"/>2.Problem Definition &amp; Design Thinking</text:p>
      <text:p text:style-name="P2"><text:s text:c="19"/></text:p>
      <text:list xml:id="list8790589006802789464" text:style-name="L3">
        <text:list-item>
          <text:list>
            <text:list-header>
              <text:p text:style-name="P16"><text:s text:c="8"/>2.1. Empathy Map</text:p>
            </text:list-header>
          </text:list>
        </text:list-item>
      </text:list>
      <text:p text:style-name="P2"/>
      <text:p text:style-name="P2"><draw:frame draw:style-name="fr1" draw:name="graphics1" text:anchor-type="paragraph" svg:width="3.9201in" svg:height="2.1118in" draw:z-index="2"><draw:image xlink:href="../../Pictures/Camera%20Roll/Screenshot%202023-05-03%20093612.png" xlink:type="simple" xlink:show="embed" xlink:actuate="onLoad"/></draw:frame></text:p>
      <text:p text:style-name="P3"/>
      <text:p text:style-name="P3"/>
      <text:list xml:id="list7528218332140791066" text:style-name="L4">
        <text:list-item>
          <text:list>
            <text:list-header>
              <text:p text:style-name="P9">2.2. Brainstorming Map &amp; ideation </text:p>
              <text:p text:style-name="P9"/>
              <text:p text:style-name="P9"><text:soft-page-break/><text:s text:c="16"/></text:p>
            </text:list-header>
          </text:list>
        </text:list-item>
      </text:list>
      <text:list xml:id="list2881949818129100494" text:style-name="L5">
        <text:list-header>
          <text:p text:style-name="P10"><draw:frame draw:style-name="fr1" draw:name="graphics3" text:anchor-type="paragraph" svg:width="3.8472in" svg:height="2.2909in" draw:z-index="0"><draw:image xlink:href="../../Pictures/Camera%20Roll/Screenshot%202023-05-03%20095056.png" xlink:type="simple" xlink:show="embed" xlink:actuate="onLoad"/></draw:frame><draw:frame draw:style-name="fr1" draw:name="graphics2" text:anchor-type="paragraph" svg:width="3.9193in" svg:height="3.0661in" draw:z-index="3"><draw:image xlink:href="../../Pictures/Camera%20Roll/Screenshot%202023-05-03%20094427.png" xlink:type="simple" xlink:show="embed" xlink:actuate="onLoad"/></draw:frame> <text:s text:c="6"/>3. Results <text:s text:c="23"/></text:p>
        </text:list-header>
      </text:list>
      <text:p text:style-name="P1"><draw:frame draw:style-name="fr2" draw:name="graphics4" text:anchor-type="paragraph" svg:x="1.7417in" svg:y="0.2075in" svg:width="4.2299in" svg:height="3.0311in" draw:z-index="1"><draw:image xlink:href="../../Pictures/Camera%20Roll/Screenshot%202023-05-03%20100405.png" xlink:type="simple" xlink:show="embed" xlink:actuate="onLoad"/></draw:frame></text:p>
      <text:p text:style-name="P1"><draw:frame draw:style-name="fr2" draw:name="graphics8" text:anchor-type="paragraph" svg:x="1.6244in" svg:y="0.7874in" svg:width="4.0791in" svg:height="2.1654in" draw:z-index="4"><draw:image xlink:href="../../Pictures/Camera%20Roll/Screenshot%202023-05-03%20100722.png" xlink:type="simple" xlink:show="embed" xlink:actuate="onLoad"/></draw:frame> <text:s text:c="44"/></text:p>
      <text:p text:style-name="P1"/>
      <text:p text:style-name="P1"><draw:frame draw:style-name="fr1" draw:name="graphics6" text:anchor-type="paragraph" svg:width="4.1in" svg:height="1.6909in" draw:z-index="5"><draw:image xlink:href="../../Pictures/Camera%20Roll/Screenshot%202023-05-03%20101203.png" xlink:type="simple" xlink:show="embed" xlink:actuate="onLoad"/></draw:frame><text:soft-page-break/></text:p>
      <text:p text:style-name="P1"><draw:frame draw:style-name="fr2" draw:name="graphics5" text:anchor-type="paragraph" svg:x="1.1209in" svg:y="0.0346in" svg:width="5.2945in" svg:height="1.5484in" draw:z-index="9"><draw:image xlink:href="../../Pictures/Camera%20Roll/Screenshot%202023-05-03%20102208.png" xlink:type="simple" xlink:show="embed" xlink:actuate="onLoad"/></draw:frame></text:p>
      <text:p text:style-name="P1"><draw:frame draw:style-name="fr2" draw:name="graphics7" text:anchor-type="paragraph" svg:x="1.6429in" svg:y="0.3543in" svg:width="3.6398in" svg:height="2.3638in" draw:z-index="10"><draw:image xlink:href="../../Pictures/Camera%20Roll/Screenshot%202023-05-03%20102408.png" xlink:type="simple" xlink:show="embed" xlink:actuate="onLoad"/></draw:frame> <text:s text:c="40"/></text:p>
      <text:p text:style-name="P1"/>
      <text:p text:style-name="P1"/>
      <text:p text:style-name="P1"/>
      <text:p text:style-name="P3"><text:s text:c="6"/>4. I. ADVANTAGES</text:p>
      <text:p text:style-name="P3"><text:s text:c="12"/></text:p>
      <text:p text:style-name="P1"><text:s text:c="21"/>* <text:span text:style-name="T4">Startups are smaller and less structured, so they can adapt to disruptive technologies and </text:span></text:p>
      <text:p text:style-name="P6"><text:s text:c="34"/>changes in market conditions. Unlike their more established competitors,who are burdened <text:s text:c="6"/></text:p>
      <text:p text:style-name="P6"><text:s text:c="34"/>deal with vested interests, a historic path, and a culture that resists change. Startups have</text:p>
      <text:p text:style-name="P6"><text:s text:c="34"/>innovation in their DNA and seek to gain a competitive edge by improving their business </text:p>
      <text:p text:style-name="P6"><text:s text:c="34"/>models,processes, and portraits.</text:p>
      <text:p text:style-name="P6"><text:span text:style-name="T6"><text:s text:c="20"/>*</text:span> Startups have lower administrative overheads and offer their services in an efficient, cost</text:p>
      <text:p text:style-name="P6"><text:s text:c="33"/>effective and competitive manner. They are likely to be aware of their limitations and tend</text:p>
      <text:p text:style-name="P6"><text:s text:c="33"/>to focus on their core strengths. Startups easily recognize the benefits with other like </text:p>
      <text:p text:style-name="P6"><text:s text:c="33"/>minded organizations to present the customer with an equal or superior value propositions.</text:p>
      <text:p text:style-name="P6"><text:soft-page-break/></text:p>
      <text:list xml:id="list3236357900831521507" text:style-name="L6">
        <text:list-item>
          <text:list>
            <text:list-header>
              <text:p text:style-name="P11"><text:s text:c="128"/>II.DISADVANTAGES <text:s text:c="8"/></text:p>
              <text:p text:style-name="P11"/>
              <text:p text:style-name="P17"/>
            </text:list-header>
          </text:list>
        </text:list-item>
      </text:list>
      <text:p text:style-name="P1"><text:s text:c="18"/>*<text:span text:style-name="T5"> <text:s/></text:span><text:span text:style-name="T4">Most startups fail within their first year of operations for various reasons, so risk of failure is</text:span></text:p>
      <text:p text:style-name="P6"><text:s text:c="30"/>high. Working under such circumstances can cause startups to be overly cautions in seizing</text:p>
      <text:p text:style-name="P6"><text:s text:c="30"/>market opportunities or overly optimistic in estimating the potential market for their products</text:p>
      <text:p text:style-name="P6"><text:s text:c="30"/>and services. It also means that startups find it difficult to attract experienced and competent</text:p>
      <text:p text:style-name="P6"><text:s text:c="30"/>staff. </text:p>
      <text:p text:style-name="P6"/>
      <text:p text:style-name="P6"><text:s text:c="27"/>* <text:s/>Long working hours are the norm for startups, since companies are built by blood, sweat and</text:p>
      <text:p text:style-name="P6"><text:s text:c="30"/>tears. The rewards might not be forthcoming, and it could take several years before the</text:p>
      <text:p text:style-name="P6"><text:s text:c="30"/>company starts not be forthcoming and it could take several years before the company starts</text:p>
      <text:p text:style-name="P6"><text:s text:c="30"/>making revenue and becomes profitable.</text:p>
      <text:p text:style-name="P6"/>
      <text:p text:style-name="P6"><text:s text:c="6"/><text:span text:style-name="T2">5. APPLICATIONS</text:span></text:p>
      <text:p text:style-name="P6"><text:s text:c="59"/></text:p>
      <text:p text:style-name="P6"><text:s text:c="27"/>* <text:s/>Startups have a float organizational and are less organized with no or undefined business</text:p>
      <text:p text:style-name="P6"><text:s text:c="30"/>processes with no or defined business processes and operational procedures .Outsourcing non-</text:p>
      <text:p text:style-name="P6"><text:s text:c="29"/>core business processes to external service providers might not be an option due to the</text:p>
      <text:p text:style-name="P6"><text:s text:c="29"/>associated.</text:p>
      <text:p text:style-name="P6"><text:s text:c="2"/></text:p>
      <text:p text:style-name="P6"><text:s text:c="27"/>* <text:s/>While the world changing potential startups is sometimes over hyped <text:s/>successful startups do </text:p>
      <text:p text:style-name="P6"><text:s text:c="30"/>have the potential to create a significant positive impact on the world. <text:s/>And even when</text:p>
      <text:p text:style-name="P6"><text:s text:c="30"/>startups fail, they still have an impact, especially through the learning for the founders,</text:p>
      <text:p text:style-name="P6"><text:s text:c="30"/>employees, investors and other stakeholders.</text:p>
      <text:p text:style-name="P6"/>
      <text:p text:style-name="P6"><text:s text:c="6"/><text:span text:style-name="T2">6. CONCLUSION</text:span></text:p>
      <text:list xml:id="list9035568587215740672" text:style-name="L7">
        <text:list-item>
          <text:list>
            <text:list-header>
              <text:p text:style-name="P12"/>
            </text:list-header>
          </text:list>
        </text:list-item>
      </text:list>
      <text:p text:style-name="P6"><text:s text:c="23"/>In conclusion we have covered the basics of entrepreneurship and discussed the key points and</text:p>
      <text:p text:style-name="P6"><text:s text:c="23"/>practices of starting a business. With these tools, you already have the opportunity to push your <text:s text:c="21"/></text:p>
      <text:p text:style-name="P6"><text:s text:c="23"/>business dream forward.</text:p>
      <text:p text:style-name="P6"><text:s text:c="22"/></text:p>
      <text:p text:style-name="P6"><text:s text:c="23"/>On the downside, we saw that they must overcome numerous business challenges related to risk,</text:p>
      <text:p text:style-name="P6"><text:s text:c="23"/>compensation, market access, team composition, resources marketing efforts and stop startups </text:p>
      <text:p text:style-name="P6"><text:s text:c="22"/>from entering the market.</text:p>
      <text:p text:style-name="P6"/>
      <text:p text:style-name="P3"><text:s text:c="6"/>7. FUTURE SCOPE</text:p>
      <text:p text:style-name="P6"><text:s text:c="15"/></text:p>
      <text:p text:style-name="P6"><text:s text:c="23"/>This shift has opened the door for analytic database and appliance technology, big data, mobile</text:p>
      <text:p text:style-name="P6"><text:s text:c="23"/>platforms, and cloud technology. Each of these has found a home along side the EDW of future </text:p>
      <text:p text:style-name="P6"><text:s text:c="23"/>scope of this analysis lies in ability <text:s/>to inform policymakers and business about the <text:s/>highly</text:p>
      <text:p text:style-name="P6"><text:s text:c="23"/>focused environment. It's critical business intelligence and data warehouse professionals to</text:p>
      <text:p text:style-name="P6"><text:s text:c="23"/>research these new opportunities understand how and where they might fit into their specific data</text:p>
      <text:p text:style-name="P6"><text:s text:c="23"/>landscape, and implement what will add the greatest value to their business.</text:p>
      <text:p text:style-name="P6"/>
      <text:p text:style-name="P6"/>
      <text:p text:style-name="P3"><text:s text:c="4"/>8.APPENDIX</text:p>
      <text:list xml:id="list7091346484849738642" text:style-name="L8">
        <text:list-header>
          <text:p text:style-name="P13"/>
        </text:list-header>
      </text:list>
      <text:p text:style-name="P6"><text:s text:c="71"/><text:span text:style-name="T2">SOURCE CODE</text:span></text:p>
      <text:p text:style-name="P3"><text:soft-page-break/><text:s text:c="39"/></text:p>
      <text:p text:style-name="P3"><draw:frame draw:style-name="fr2" draw:name="graphics10" text:anchor-type="paragraph" svg:x="1.2146in" svg:y="3.1335in" svg:width="5.0937in" svg:height="5.1484in" draw:z-index="7"><draw:image xlink:href="../../Pictures/Camera%20Roll/Screenshot%202.png" xlink:type="simple" xlink:show="embed" xlink:actuate="onLoad"/></draw:frame><draw:frame draw:style-name="fr2" draw:name="graphics9" text:anchor-type="paragraph" svg:x="1.2283in" svg:y="0.0764in" svg:width="5.0764in" svg:height="3.011in" draw:z-index="6"><draw:image xlink:href="../../Pictures/Camera%20Roll/Screenshot%201.png" xlink:type="simple" xlink:show="embed" xlink:actuate="onLoad"/></draw:frame></text:p>
      <text:p text:style-name="P3"><text:s text:c="29"/></text:p>
      <text:p text:style-name="P3"><text:s text:c="51"/></text:p>
      <text:p text:style-name="P3"/>
      <text:p text:style-name="P6"><draw:frame draw:style-name="fr1" draw:name="graphics11" text:anchor-type="paragraph" svg:width="4.461in" svg:height="5.3118in" draw:z-index="8"><draw:image xlink:href="../../Pictures/Camera%20Roll/Screenshot%203.png" xlink:type="simple" xlink:show="embed" xlink:actuate="onLoad"/></draw:frame><text:soft-page-break/></text:p>
      <text:p text:style-name="P6"/>
      <text:p text:style-name="P6"><text:s text:c="3"/><text:span text:style-name="T2">SOURCE FOLDER LINK :</text:span></text:p>
      <text:p text:style-name="P3"/>
      <text:p text:style-name="P3"><text:s text:c="20"/></text:p>
      <text:p text:style-name="P20"><text:a xlink:type="simple" xlink:href="https://drive.google.com/file/d/1SRA3ZmvxodiJSLgAFZaOIDdXSHxxyId4/view" text:style-name="Internet_20_link" text:visited-style-name="Visited_20_Internet_20_Link"><text:span text:style-name="T2">https://drive.google.com/file/d/1SRA3ZmvxodiJSLgAFZaOIDdXSHxxyId4/view</text:span></text:a></text:p>
      <text:p text:style-name="P21"/>
      <text:p text:style-name="P3"/>
      <text:p text:style-name="P3"><text:s text:c="3"/>SOURCE CODE LINK :</text:p>
      <text:p text:style-name="P3"/>
      <text:p text:style-name="Standard"><text:a xlink:type="simple" xlink:href="https://drive.google.com/file/d/1SRA3ZmvxodiJSLgAFZaOIDdXSHxxyId4/view" text:style-name="Internet_20_link" text:visited-style-name="Visited_20_Internet_20_Link"><text:span text:style-name="T2">https://drive.google.com/file/d/1SRA3ZmvxodiJSLgAFZaOIDdXSHxxyId4/view</text:span></text:a></text:p>
      <text:p text:style-name="P3"/>
      <text:p text:style-name="P3"/>
      <text:p text:style-name="P3"/>
      <text:p text:style-name="P3"><text:s text:c="3"/>VIDEO LINK :</text:p>
      <text:p text:style-name="Standard"><text:a xlink:type="simple" xlink:href="https://drive.google.com/file/d/1adrg5NekJA8Y0Vb5a8QNGMtWJGLZJ8Sw/view?usp=share_link" text:style-name="Internet_20_link" text:visited-style-name="Visited_20_Internet_20_Link"><text:span text:style-name="T2">https://drive.google.com/file/d/1adrg5NekJA8Y0Vb5a8QNGMtWJGLZJ8Sw/view?usp=share_link</text:span></text:a></text:p>
      <text:p text:style-name="P3"/>
      <text:p text:style-name="P3"/>
      <text:p text:style-name="P19"/>
      <text:p text:style-name="P3"><text:s text:c="4"/>TABLEAU PUBLIC :</text:p>
      <text:p text:style-name="P3"><text:s text:c="2"/></text:p>
      <text:p text:style-name="P3"><text:soft-page-break/><text:s text:c="7"/>story :</text:p>
      <text:p text:style-name="P3"><text:s text:c="5"/></text:p>
      <text:p text:style-name="Standard"><text:a xlink:type="simple" xlink:href="https://public.tableau.com/app/profile/kavipriya.k1721/viz/DashboardStartups_16831050739690/Dashboard1" text:style-name="Internet_20_link" text:visited-style-name="Visited_20_Internet_20_Link"><text:span text:style-name="T2">https://public.tableau.com/app/profile/kavipriya.k1721/viz/DashboardStartups_16831050739690/Dashboard1</text:span></text:a></text:p>
      <text:p text:style-name="P6"><text:span text:style-name="T2"><text:s text:c="5"/>Dashboard :</text:span> <text:s text:c="18"/></text:p>
      <text:p text:style-name="P6"/>
      <text:p text:style-name="Standard"><text:span text:style-name="T4"><text:s text:c="23"/></text:span><text:a xlink:type="simple" xlink:href="https://public.tableau.com/app/profile/kavipriya.k1721/viz/DashboardStartups_16831061912330/Dashboard1                         " text:style-name="Internet_20_link" text:visited-style-name="Visited_20_Internet_20_Link">https://public.tableau.com/app/profile/kavipriya.k1721/viz/DashboardStartups_16831061912330/Dashboard1 </text:a></text:p>
      <text:p text:style-name="P6"><text:s text:c="26"/></text:p>
      <text:p text:style-name="P4"><text:s text:c="66"/></text:p>
      <text:list xml:id="list3474025156364069550" text:style-name="L9">
        <text:list-header>
          <text:p text:style-name="P14"><text:span text:style-name="T4"><text:s text:c="2"/></text:span><text:s text:c="6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03T08:38:24.61</meta:creation-date>
    <dc:date>2023-05-04T02:12:54.16</dc:date>
    <meta:editing-duration>PT4H11M39S</meta:editing-duration>
    <meta:editing-cycles>5</meta:editing-cycles>
    <meta:generator>OpenOffice/4.1.13$Win32 OpenOffice.org_project/4113m1$Build-9810</meta:generator>
    <meta:document-statistic meta:table-count="0" meta:image-count="11" meta:object-count="0" meta:page-count="7" meta:paragraph-count="101" meta:word-count="683" meta:character-count="7342"/>
  </office:meta>
</office:document-meta>
</file>